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Helvetica"/>
    </style:style>
    <style:style style:name="P2" style:family="paragraph" style:parent-style-name="Preformatted_20_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style:font-name="Helvetica" fo:font-size="10pt" fo:font-weight="bold" fo:background-color="#ffcc99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style:font-name="Helvetica" fo:font-size="10pt" style:font-size-asian="10pt" style:font-size-complex="10pt"/>
    </style:style>
    <style:style style:name="P6" style:family="paragraph" style:parent-style-name="Preformatted_20_Text">
      <style:text-properties style:font-name="Helvetica" fo:font-size="10pt" fo:font-style="italic" fo:background-color="#ccccff" style:font-size-asian="10pt" style:font-style-asian="italic" style:font-size-complex="10pt" style:font-style-complex="italic"/>
    </style:style>
    <style:style style:name="P7" style:family="paragraph" style:parent-style-name="Preformatted_20_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P8" style:family="paragraph" style:parent-style-name="Preformatted_20_Text">
      <style:text-properties style:font-name="Helvetica" fo:font-size="10pt" fo:background-color="#ffcc99" style:font-size-asian="10pt" style:font-size-complex="10pt"/>
    </style:style>
    <style:style style:name="P9" style:family="paragraph" style:parent-style-name="Preformatted_20_Text">
      <style:text-properties fo:color="#007fbf" style:font-name="Helvetica" fo:font-size="10pt" style:font-size-asian="10pt" style:font-size-complex="10pt"/>
    </style:style>
    <style:style style:name="P10" style:family="paragraph" style:parent-style-name="Preformatted_20_Text">
      <style:paragraph-properties fo:margin-top="0in" fo:margin-bottom="0.1965in"/>
      <style:text-properties style:font-name="Helvetica" fo:font-size="10pt" fo:font-style="italic" fo:background-color="#ccccff" style:font-size-asian="10pt" style:font-style-asian="italic" style:font-size-complex="10pt" style:font-style-complex="italic"/>
    </style:style>
    <style:style style:name="T1" style:family="text">
      <style:text-properties fo:color="#007f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background-color="#ccccff"/>
    </style:style>
    <style:style style:name="T6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gar Magnolia -- Grateful Dead <text:s/>(Barlow, Weir)</text:p>
      <text:p text:style-name="P1"/>
      <text:p text:style-name="P3">Intro:</text:p>
      <text:p text:style-name="P5">A <text:s/>DA <text:s/>A EA <text:s/>(4x)</text:p>
      <text:p text:style-name="P5">A <text:s/>EA</text:p>
      <text:p text:style-name="P5"/>
      <text:p text:style-name="P5"><text:span text:style-name="T1">A</text:span> <text:s text:c="23"/><text:span text:style-name="T1">D</text:span> <text:s text:c="2"/><text:span text:style-name="T1">A</text:span> <text:s text:c="16"/><text:span text:style-name="T6">G/</text:span>(<text:span text:style-name="T1">F#m)</text:span> <text:s text:c="6"/><text:span text:style-name="T1">E</text:span> <text:s text:c="6"/><text:span text:style-name="T1">A</text:span></text:p>
      <text:p text:style-name="P5">Sugar magnolia, blossoms blooming, heads all empty and I don't care.</text:p>
      <text:p text:style-name="P5"><text:span text:style-name="T1">A</text:span> <text:s text:c="10"/><text:span text:style-name="T1">C#m</text:span> <text:s text:c="8"/><text:span text:style-name="T1">F#m <text:s text:c="4"/>E <text:s text:c="19"/>D <text:s text:c="10"/>A <text:s text:c="3"/>E <text:s/>A</text:span></text:p>
      <text:p text:style-name="P5">Saw my baby down by the river,<text:span text:style-name="T1"> </text:span>Knew she had to come up soon for air.</text:p>
      <text:p text:style-name="P5">Sweet blossom come on, under the willow, We can have high times if you'll abide,</text:p>
      <text:p text:style-name="P5">We can discover the wonders of nature, Rollin' in the rushes down by the river side.</text:p>
      <text:p text:style-name="P5"/>
      <text:p text:style-name="P3">Bridge 1</text:p>
      <text:p text:style-name="P6"><text:span text:style-name="T1">D</text:span> <text:s text:c="13"/><text:span text:style-name="T1">G</text:span> <text:s text:c="6"/><text:span text:style-name="T1">D</text:span> <text:s text:c="23"/><text:span text:style-name="T1">A</text:span> <text:s text:c="6"/><text:span text:style-name="T1">D</text:span></text:p>
      <text:p text:style-name="P6">She's got everything delightful, she's got everything I need,</text:p>
      <text:p text:style-name="P6"><text:span text:style-name="T1">D</text:span> <text:s text:c="19"/><text:span text:style-name="T1">G</text:span> <text:s text:c="9"/><text:span text:style-name="T1">D</text:span> <text:s text:c="21"/><text:span text:style-name="T1">E</text:span> <text:s text:c="5"/><text:span text:style-name="T1">A</text:span> <text:s text:c="4"/><text:span text:style-name="T1">E</text:span> <text:s/><text:span text:style-name="T1">A</text:span></text:p>
      <text:p text:style-name="P6">Takes the wheel when I'm seeing double, pays my ticket when I speed.</text:p>
      <text:p text:style-name="P5"><text:s/></text:p>
      <text:p text:style-name="P8"><text:span text:style-name="T2">[Solo over verse]</text:span> </text:p>
      <text:p text:style-name="P5"/>
      <text:p text:style-name="P5">She comes skimmin' through rays of violet, She can wade in a drop of dew.</text:p>
      <text:p text:style-name="P5">She don't come and I don't follow, Waits backstage while I sing to you.</text:p>
      <text:p text:style-name="P5">She can dance a cajun rhythm<text:span text:style-name="T3">, </text:span>Jump like a willys in four-wheel drive.</text:p>
      <text:p text:style-name="P5">She's my summer love in the spring, fall, and winter, She can make happy any man alive.</text:p>
      <text:p text:style-name="P5"><text:s/></text:p>
      <text:p text:style-name="P3">Bridge 2</text:p>
      <text:p text:style-name="P5"><text:span text:style-name="T1">A</text:span> <text:s text:c="7"/><text:span text:style-name="T1">G</text:span> <text:s text:c="2"/><text:span text:style-name="T1">D</text:span> <text:s/><text:span text:style-name="T1">A</text:span> <text:s text:c="15"/><text:span text:style-name="T1">G</text:span> <text:s text:c="3"/><text:span text:style-name="T1">D</text:span></text:p>
      <text:p text:style-name="P5">Sugar magnolia, ringing that bluebell,</text:p>
      <text:p text:style-name="P5"><text:span text:style-name="T1">A</text:span> <text:s text:c="14"/><text:span text:style-name="T1">G</text:span> <text:s text:c="4"/><text:span text:style-name="T1">D</text:span> <text:s/><text:span text:style-name="T1">A</text:span></text:p>
      <text:p text:style-name="P5">Caught up in sunlight,</text:p>
      <text:p text:style-name="P5"><text:span text:style-name="T1">A</text:span> <text:s text:c="10"/><text:span text:style-name="T1">E</text:span> <text:s text:c="11"/><text:span text:style-name="T1">G</text:span> <text:s text:c="14"/><text:span text:style-name="T1">D</text:span></text:p>
      <text:p text:style-name="P5">Come on out singing I'll walk you in the sunshine,</text:p>
      <text:p text:style-name="P5"><text:span text:style-name="T1">D</text:span> <text:s text:c="29"/><text:span text:style-name="T1">A</text:span> <text:s text:c="2"/><text:span text:style-name="T1">E</text:span> <text:s/><text:span text:style-name="T1">A</text:span></text:p>
      <text:p text:style-name="P5">Come on honey, come along with me.</text:p>
      <text:p text:style-name="P5"><text:s/></text:p>
      <text:p text:style-name="P3">Bridge 1</text:p>
      <text:p text:style-name="P6">She's got everything delightful, she's got everything I need,</text:p>
      <text:p text:style-name="P6">A breeze in the pines and the sumer night moonlight, Crazy in the sunlight, yes indeed.</text:p>
      <text:p text:style-name="P5"><text:s/></text:p>
      <text:p text:style-name="P9">A <text:s text:c="92"/>A <text:s text:c="2"/>A#</text:p>
      <text:p text:style-name="P5">Sometimes when the cuckoo's crying, when the moon is halfway down,</text:p>
      <text:p text:style-name="P5"><text:span text:style-name="T1">B</text:span> <text:s text:c="17"/><text:span text:style-name="T1">E</text:span> <text:s text:c="7"/><text:span text:style-name="T1">B</text:span></text:p>
      <text:p text:style-name="P5">Sometimes when the night is dying,</text:p>
      <text:p text:style-name="P5"><text:span text:style-name="T1">B</text:span> <text:s text:c="18"/><text:span text:style-name="T1">A</text:span> <text:s text:c="5"/><text:span text:style-name="T1">E</text:span> <text:s/><text:span text:style-name="T1">D</text:span> <text:s/><text:span text:style-name="T1">A</text:span> <text:s/><text:span text:style-name="T1">B</text:span> <text:s text:c="5"/><text:span text:style-name="T1">A</text:span> <text:s/><text:span text:style-name="T1">E</text:span> <text:s/><text:span text:style-name="T1">B</text:span></text:p>
      <text:p text:style-name="P7"><text:span text:style-name="T5">I take me out and I wander around,</text:span> <text:span text:style-name="T4"><text:s text:c="4"/>I wander around.</text:span></text:p>
      <text:p text:style-name="P5"/>
      <text:p text:style-name="P4">[Solos]</text:p>
      <text:p text:style-name="P5"/>
      <text:p text:style-name="P5"><text:span text:style-name="T1">B</text:span> <text:s text:c="7"/><text:span text:style-name="T1">E</text:span> <text:s text:c="5"/><text:span text:style-name="T1">B</text:span> <text:s/><text:span text:style-name="T1">F#</text:span> <text:s text:c="12"/><text:span text:style-name="T1">E</text:span> <text:s text:c="7"/><text:span text:style-name="T1">B</text:span></text:p>
      <text:p text:style-name="P6">Sunshine daydream, walking in the tall trees,</text:p>
      <text:p text:style-name="P6">Going where the wind goes, blooming like a red rose,</text:p>
      <text:p text:style-name="P10">Ride out singin', I'll walk you in the morning sunshine, sunshine daydream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4-29T12:02:17</meta:creation-date>
    <dc:date>2011-05-02T13:56:23</dc:date>
    <dc:creator>Sean Dowd</dc:creator>
    <meta:editing-duration>P1DT23H18M44S</meta:editing-duration>
    <meta:editing-cycles>6</meta:editing-cycles>
    <meta:generator>LibreOffice/3.3$Linux LibreOffice_project/330m19$Build-202</meta:generator>
    <meta:document-statistic meta:table-count="0" meta:image-count="0" meta:object-count="0" meta:page-count="1" meta:paragraph-count="47" meta:word-count="337" meta:character-count="2120"/>
  </office:meta>
</office:document-meta>
</file>